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8" style:family="table-cell" style:parent-style-name="Default" style:data-style-name="N10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 style:data-style-name="N10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2"/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</style:style>
    <style:style style:name="ce14" style:family="table-cell" style:parent-style-name="Default" style:data-style-name="N10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</style:style>
    <style:style style:name="ce5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mm"/>
    </style:style>
    <style:style style:name="ce18" style:family="table-cell" style:parent-style-name="Default" style:data-style-name="N108">
      <style:table-cell-properties fo:border="0.74pt solid #000000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1" style:family="table-cell" style:parent-style-name="Default" style:data-style-name="N109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2" style:family="table-cell" style:parent-style-name="Default" style:data-style-name="N10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3" style:family="table-cell" style:parent-style-name="Default" style:data-style-name="N109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8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order-left="none" fo:border-right="none" fo:border-top="none"/>
    </style:style>
    <style:style style:name="ce78" style:family="table-cell" style:parent-style-name="Default" style:data-style-name="N0"/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el</text:p>
          </table:table-cell>
          <table:table-cell table:style-name="ce6" office:value-type="string" calcext:value-type="string">
            <text:p>Wybór plecaka</text:p>
          </table:table-cell>
          <table:table-cell table:style-name="ce13" table:number-columns-repeated="2"/>
          <table:table-cell table:style-name="ce19"/>
          <table:table-cell table:number-columns-repeated="4"/>
          <table:table-cell table:style-name="ce33" office:value-type="string" calcext:value-type="string">
            <text:p>Ilość kryt.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office:value-type="string" calcext:value-type="string">
            <text:p>Kryteria</text:p>
          </table:table-cell>
          <table:table-cell table:style-name="ce6" office:value-type="string" calcext:value-type="string">
            <text:p>Wygoda</text:p>
          </table:table-cell>
          <table:table-cell table:style-name="ce13" office:value-type="string" calcext:value-type="string">
            <text:p>Waga</text:p>
          </table:table-cell>
          <table:table-cell table:style-name="ce13" office:value-type="string" calcext:value-type="string">
            <text:p>Wodoodp.</text:p>
          </table:table-cell>
          <table:table-cell table:style-name="ce19" office:value-type="string" calcext:value-type="string">
            <text:p>Budowa</text:p>
          </table:table-cell>
          <table:table-cell office:value-type="string" calcext:value-type="string">
            <text:p>Wygodny dostęp z boku</text:p>
          </table:table-cell>
          <table:table-cell/>
          <table:table-cell office:value-type="string" calcext:value-type="string">
            <text:p>do pierwszego</text:p>
          </table:table-cell>
          <table:table-cell/>
          <table:table-cell table:style-name="ce34" office:value-type="string" calcext:value-type="string">
            <text:p>RI</text:p>
          </table:table-cell>
          <table:table-cell table:style-name="ce36" office:value-type="float" office:value="0.58" calcext:value-type="float">
            <text:p>0,58</text:p>
          </table:table-cell>
          <table:table-cell table:style-name="ce36" office:value-type="float" office:value="0.9" calcext:value-type="float">
            <text:p>0,9</text:p>
          </table:table-cell>
          <table:table-cell table:style-name="ce36" office:value-type="float" office:value="1.12" calcext:value-type="float">
            <text:p>1,12</text:p>
          </table:table-cell>
          <table:table-cell table:style-name="ce36" office:value-type="float" office:value="1.24" calcext:value-type="float">
            <text:p>1,24</text:p>
          </table:table-cell>
          <table:table-cell table:style-name="ce36" office:value-type="float" office:value="1.32" calcext:value-type="float">
            <text:p>1,32</text:p>
          </table:table-cell>
          <table:table-cell table:style-name="ce36" office:value-type="float" office:value="1.41" calcext:value-type="float">
            <text:p>1,41</text:p>
          </table:table-cell>
          <table:table-cell table:style-name="ce38" office:value-type="float" office:value="1.45" calcext:value-type="float">
            <text:p>1,45</text:p>
          </table:table-cell>
        </table:table-row>
        <table:table-row table:style-name="ro1">
          <table:table-cell/>
          <table:table-cell table:style-name="ce1" office:value-type="string" calcext:value-type="string">
            <text:p>Modele</text:p>
          </table:table-cell>
          <table:table-cell table:style-name="ce6" office:value-type="string" calcext:value-type="string">
            <text:p>HIMOUNTAIN TAWOCHE 35+10</text:p>
          </table:table-cell>
          <table:table-cell table:style-name="ce13" office:value-type="string" calcext:value-type="string">
            <text:p>SALEWA MOUNTAIN GUIDE PRO 38</text:p>
          </table:table-cell>
          <table:table-cell table:style-name="ce13" office:value-type="string" calcext:value-type="string">
            <text:p>OSPREY VARIANT 37</text:p>
          </table:table-cell>
          <table:table-cell table:style-name="ce19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Macierz porównań kryteriów</text:p>
          </table:table-cell>
          <table:table-cell table:number-columns-repeated="5"/>
          <table:table-cell office:value-type="string" calcext:value-type="string">
            <text:p>Macierz unormowana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0</text:p>
          </table:table-cell>
          <table:table-cell table:style-name="ce7" table:formula="of:=[.$C$3]" office:value-type="string" office:string-value="Wygoda" calcext:value-type="string">
            <text:p>Wygoda</text:p>
          </table:table-cell>
          <table:table-cell table:style-name="ce7" table:formula="of:=[.$D$3]" office:value-type="string" office:string-value="Waga" calcext:value-type="string">
            <text:p>Waga</text:p>
          </table:table-cell>
          <table:table-cell table:style-name="ce7" table:formula="of:=[.$E$3]" office:value-type="string" office:string-value="Wodoodp." calcext:value-type="string">
            <text:p>Wodoodp.</text:p>
          </table:table-cell>
          <table:table-cell table:style-name="ce20" table:formula="of:=[.$F$3]" office:value-type="string" office:string-value="Budowa" calcext:value-type="string">
            <text:p>Budowa</text:p>
          </table:table-cell>
          <table:table-cell/>
          <table:table-cell table:style-name="ce2" office:value-type="string" calcext:value-type="string">
            <text:p>/M0</text:p>
          </table:table-cell>
          <table:table-cell table:style-name="ce7" table:formula="of:=[.$C$3]" office:value-type="string" office:string-value="Wygoda" calcext:value-type="string">
            <text:p>Wygoda</text:p>
          </table:table-cell>
          <table:table-cell table:style-name="ce7" table:formula="of:=[.$D$3]" office:value-type="string" office:string-value="Waga" calcext:value-type="string">
            <text:p>Waga</text:p>
          </table:table-cell>
          <table:table-cell table:style-name="ce7" table:formula="of:=[.$E$3]" office:value-type="string" office:string-value="Wodoodp." calcext:value-type="string">
            <text:p>Wodoodp.</text:p>
          </table:table-cell>
          <table:table-cell table:style-name="ce20" table:formula="of:=[.$F$3]" office:value-type="string" office:string-value="Budowa" calcext:value-type="string">
            <text:p>Budowa</text:p>
          </table:table-cell>
          <table:table-cell office:value-type="string" calcext:value-type="string">
            <text:p>średnia wiersza</text:p>
          </table:table-cell>
          <table:table-cell/>
          <table:table-cell office:value-type="string" calcext:value-type="string">
            <text:p>Spójność macierzy porównań kryteriów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$C$3]" office:value-type="string" office:string-value="Wygoda" calcext:value-type="string">
            <text:p>Wygoda</text:p>
          </table:table-cell>
          <table:table-cell table:style-name="ce8" office:value-type="float" office:value="1" calcext:value-type="float">
            <text:p>1 <text:s text:c="3"/></text:p>
          </table:table-cell>
          <table:table-cell table:number-columns-repeated="2" table:style-name="ce14" office:value-type="float" office:value="3" calcext:value-type="float">
            <text:p>3 <text:s text:c="3"/></text:p>
          </table:table-cell>
          <table:table-cell table:style-name="ce21" office:value-type="float" office:value="5" calcext:value-type="float">
            <text:p>5 <text:s text:c="3"/></text:p>
          </table:table-cell>
          <table:table-cell/>
          <table:table-cell table:style-name="ce3" table:formula="of:=[.$C$3]" office:value-type="string" office:string-value="Wygoda" calcext:value-type="string">
            <text:p>Wygoda</text:p>
          </table:table-cell>
          <table:table-cell table:style-name="ce24" table:formula="of:=[.C9]/[.C$13]" office:value-type="float" office:value="0.535714285714286" calcext:value-type="float">
            <text:p>0,54</text:p>
          </table:table-cell>
          <table:table-cell table:style-name="ce27" table:formula="of:=[.D9]/[.D$13]" office:value-type="float" office:value="0.5" calcext:value-type="float">
            <text:p>0,50</text:p>
          </table:table-cell>
          <table:table-cell table:style-name="ce27" table:formula="of:=[.E9]/[.E$13]" office:value-type="float" office:value="0.5625" calcext:value-type="float">
            <text:p>0,56</text:p>
          </table:table-cell>
          <table:table-cell table:style-name="ce30" table:formula="of:=[.F9]/[.F$13]" office:value-type="float" office:value="0.5" calcext:value-type="float">
            <text:p>0,50</text:p>
          </table:table-cell>
          <table:table-cell table:style-name="ce11" table:formula="of:=SUM([.I9:.L9])/4" office:value-type="float" office:value="0.524553571428571" calcext:value-type="float">
            <text:p>0,52</text:p>
          </table:table-cell>
          <table:table-cell/>
          <table:table-cell office:value-type="string" calcext:value-type="string">
            <text:p>kryteria 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$D$3]" office:value-type="string" office:string-value="Waga" calcext:value-type="string">
            <text:p>Waga</text:p>
          </table:table-cell>
          <table:table-cell table:style-name="ce9" table:formula="of:=1/[.D9]" office:value-type="float" office:value="0.333333333333333" calcext:value-type="float">
            <text:p><text:s/>1/3</text:p>
          </table:table-cell>
          <table:table-cell table:number-columns-repeated="2" table:style-name="ce15" office:value-type="float" office:value="1" calcext:value-type="float">
            <text:p>1 <text:s text:c="3"/></text:p>
          </table:table-cell>
          <table:table-cell table:style-name="ce22" office:value-type="float" office:value="1" calcext:value-type="float">
            <text:p>1 <text:s text:c="3"/></text:p>
          </table:table-cell>
          <table:table-cell/>
          <table:table-cell table:style-name="ce3" table:formula="of:=[.$D$3]" office:value-type="string" office:string-value="Waga" calcext:value-type="string">
            <text:p>Waga</text:p>
          </table:table-cell>
          <table:table-cell table:style-name="ce25" table:formula="of:=[.C10]/[.C$13]" office:value-type="float" office:value="0.178571428571429" calcext:value-type="float">
            <text:p>0,18</text:p>
          </table:table-cell>
          <table:table-cell table:style-name="ce28" table:formula="of:=[.D10]/[.D$13]" office:value-type="float" office:value="0.166666666666667" calcext:value-type="float">
            <text:p>0,17</text:p>
          </table:table-cell>
          <table:table-cell table:style-name="ce28" table:formula="of:=[.E10]/[.E$13]" office:value-type="float" office:value="0.1875" calcext:value-type="float">
            <text:p>0,19</text:p>
          </table:table-cell>
          <table:table-cell table:style-name="ce31" table:formula="of:=[.F10]/[.F$13]" office:value-type="float" office:value="0.1" calcext:value-type="float">
            <text:p>0,10</text:p>
          </table:table-cell>
          <table:table-cell table:style-name="ce11" table:formula="of:=SUM([.I10:.L10])/4" office:value-type="float" office:value="0.158184523809524" calcext:value-type="float">
            <text:p>0,16</text:p>
          </table:table-cell>
          <table:table-cell/>
          <table:table-cell office:value-type="string" calcext:value-type="string">
            <text:p>CI</text:p>
          </table:table-cell>
          <table:table-cell table:style-name="ce11" table:formula="of:=(([.C13]*[.M9]+[.D13]*[.M10]+[.E13]*[.M11]+[.F13]*[.M12])-[.P9])/([.P9]-1)" office:value-type="float" office:value="0.0431216931216945" calcext:value-type="float">
            <text:p>0,04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$E$3]" office:value-type="string" office:string-value="Wodoodp." calcext:value-type="string">
            <text:p>Wodoodp.</text:p>
          </table:table-cell>
          <table:table-cell table:style-name="ce9" table:formula="of:=1/[.E9]" office:value-type="float" office:value="0.333333333333333" calcext:value-type="float">
            <text:p><text:s/>1/3</text:p>
          </table:table-cell>
          <table:table-cell table:style-name="ce15" table:formula="of:=1/[.E10]" office:value-type="float" office:value="1" calcext:value-type="float">
            <text:p>1 <text:s text:c="3"/></text:p>
          </table:table-cell>
          <table:table-cell table:style-name="ce15" office:value-type="float" office:value="1" calcext:value-type="float">
            <text:p>1 <text:s text:c="3"/></text:p>
          </table:table-cell>
          <table:table-cell table:style-name="ce22" office:value-type="float" office:value="3" calcext:value-type="float">
            <text:p>3 <text:s text:c="3"/></text:p>
          </table:table-cell>
          <table:table-cell/>
          <table:table-cell table:style-name="ce3" table:formula="of:=[.$E$3]" office:value-type="string" office:string-value="Wodoodp." calcext:value-type="string">
            <text:p>Wodoodp.</text:p>
          </table:table-cell>
          <table:table-cell table:style-name="ce25" table:formula="of:=[.C11]/[.C$13]" office:value-type="float" office:value="0.178571428571429" calcext:value-type="float">
            <text:p>0,18</text:p>
          </table:table-cell>
          <table:table-cell table:style-name="ce28" table:formula="of:=[.D11]/[.D$13]" office:value-type="float" office:value="0.166666666666667" calcext:value-type="float">
            <text:p>0,17</text:p>
          </table:table-cell>
          <table:table-cell table:style-name="ce28" table:formula="of:=[.E11]/[.E$13]" office:value-type="float" office:value="0.1875" calcext:value-type="float">
            <text:p>0,19</text:p>
          </table:table-cell>
          <table:table-cell table:style-name="ce31" table:formula="of:=[.F11]/[.F$13]" office:value-type="float" office:value="0.3" calcext:value-type="float">
            <text:p>0,30</text:p>
          </table:table-cell>
          <table:table-cell table:style-name="ce11" table:formula="of:=SUM([.I11:.L11])/4" office:value-type="float" office:value="0.208184523809524" calcext:value-type="float">
            <text:p>0,21</text:p>
          </table:table-cell>
          <table:table-cell/>
          <table:table-cell office:value-type="string" calcext:value-type="string">
            <text:p>RI</text:p>
          </table:table-cell>
          <table:table-cell table:formula="of:=[.M3]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/>
          <table:table-cell table:style-name="ce4" table:formula="of:=[.$F$3]" office:value-type="string" office:string-value="Budowa" calcext:value-type="string">
            <text:p>Budowa</text:p>
          </table:table-cell>
          <table:table-cell table:style-name="ce10" table:formula="of:=1/[.F9]" office:value-type="float" office:value="0.2" calcext:value-type="float">
            <text:p><text:s/>1/5</text:p>
          </table:table-cell>
          <table:table-cell table:style-name="ce16" table:formula="of:=1/[.F10]" office:value-type="float" office:value="1" calcext:value-type="float">
            <text:p>1 <text:s text:c="3"/></text:p>
          </table:table-cell>
          <table:table-cell table:style-name="ce16" table:formula="of:=1/[.F11]" office:value-type="float" office:value="0.333333333333333" calcext:value-type="float">
            <text:p><text:s/>1/3</text:p>
          </table:table-cell>
          <table:table-cell table:style-name="ce23" office:value-type="float" office:value="1" calcext:value-type="float">
            <text:p>1 <text:s text:c="3"/></text:p>
          </table:table-cell>
          <table:table-cell/>
          <table:table-cell table:style-name="ce4" table:formula="of:=[.$F$3]" office:value-type="string" office:string-value="Budowa" calcext:value-type="string">
            <text:p>Budowa</text:p>
          </table:table-cell>
          <table:table-cell table:style-name="ce26" table:formula="of:=[.C12]/[.C$13]" office:value-type="float" office:value="0.107142857142857" calcext:value-type="float">
            <text:p>0,11</text:p>
          </table:table-cell>
          <table:table-cell table:style-name="ce29" table:formula="of:=[.D12]/[.D$13]" office:value-type="float" office:value="0.166666666666667" calcext:value-type="float">
            <text:p>0,17</text:p>
          </table:table-cell>
          <table:table-cell table:style-name="ce29" table:formula="of:=[.E12]/[.E$13]" office:value-type="float" office:value="0.0625" calcext:value-type="float">
            <text:p>0,06</text:p>
          </table:table-cell>
          <table:table-cell table:style-name="ce32" table:formula="of:=[.F12]/[.F$13]" office:value-type="float" office:value="0.1" calcext:value-type="float">
            <text:p>0,10</text:p>
          </table:table-cell>
          <table:table-cell table:style-name="ce11" table:formula="of:=SUM([.I12:.L12])/4" office:value-type="float" office:value="0.109077380952381" calcext:value-type="float">
            <text:p>0,11</text:p>
          </table:table-cell>
          <table:table-cell/>
          <table:table-cell office:value-type="string" calcext:value-type="string">
            <text:p>CR</text:p>
          </table:table-cell>
          <table:table-cell table:style-name="ce11" table:formula="of:=[.P10]/[.P11]" office:value-type="float" office:value="0.0479129923574383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uma kolumny C(0)=</text:p>
          </table:table-cell>
          <table:table-cell table:style-name="ce11" table:formula="of:=SUM([.C9:.C12])" office:value-type="float" office:value="1.86666666666667" calcext:value-type="float">
            <text:p>1,87</text:p>
          </table:table-cell>
          <table:table-cell table:style-name="ce11" table:formula="of:=SUM([.D9:.D12])" office:value-type="float" office:value="6" calcext:value-type="float">
            <text:p>6,00</text:p>
          </table:table-cell>
          <table:table-cell table:style-name="ce11" table:formula="of:=SUM([.E9:.E12])" office:value-type="float" office:value="5.33333333333333" calcext:value-type="float">
            <text:p>5,33</text:p>
          </table:table-cell>
          <table:table-cell table:style-name="ce11" table:formula="of:=SUM([.F9:.F12])" office:value-type="float" office:value="10" calcext:value-type="float">
            <text:p>10,00</text:p>
          </table:table-cell>
          <table:table-cell table:number-columns-repeated="9"/>
          <table:table-cell table:style-name="ce78" table:formula="of:=IF([.P12]&lt;0.1;&quot;macierz spójna (CR&lt;0,1)&quot;;&quot;macierz niespójna (CR&gt;=0,1)&quot;)" office:value-type="string" office:string-value="macierz spójna (CR&lt;0,1)" calcext:value-type="string">
            <text:p>macierz spójna (CR&lt;0,1)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acierz porównań decyzji unormowana -</text:p>
          </table:table-cell>
          <table:table-cell/>
          <table:table-cell table:formula="of:=[.C3]" office:value-type="string" office:string-value="Wygoda" calcext:value-type="string">
            <text:p>Wygoda</text:p>
          </table:table-cell>
          <table:table-cell table:number-columns-repeated="4"/>
          <table:table-cell table:style-name="ce5" office:value-type="string" calcext:value-type="string">
            <text:p>Macierz porównań decyzji unormowana -</text:p>
          </table:table-cell>
          <table:table-cell table:formula="of:=[.E16]" office:value-type="string" office:string-value="Wygoda" calcext:value-type="string">
            <text:p>Wygo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M1</text:p>
          </table:table-cell>
          <table:table-cell table:style-name="ce7" table:formula="of:=[.$C$4]" office:value-type="string" office:string-value="HIMOUNTAIN TAWOCHE 35+10" calcext:value-type="string">
            <text:p>HIMOUNTAIN TAWOCHE 35+10</text:p>
          </table:table-cell>
          <table:table-cell table:style-name="ce7" table:formula="of:=[.$D$4]" office:value-type="string" office:string-value="SALEWA MOUNTAIN GUIDE PRO 38" calcext:value-type="string">
            <text:p>SALEWA MOUNTAIN GUIDE PRO 38</text:p>
          </table:table-cell>
          <table:table-cell table:style-name="ce20" table:formula="of:=[.$E$4]" office:value-type="string" office:string-value="OSPREY VARIANT 37" calcext:value-type="string">
            <text:p>OSPREY VARIANT 37</text:p>
          </table:table-cell>
          <table:table-cell/>
          <table:table-cell table:style-name="ce2" office:value-type="string" calcext:value-type="string">
            <text:p>/M1</text:p>
          </table:table-cell>
          <table:table-cell table:style-name="ce7" table:formula="of:=[.$C$4]" office:value-type="string" office:string-value="HIMOUNTAIN TAWOCHE 35+10" calcext:value-type="string">
            <text:p>HIMOUNTAIN TAWOCHE 35+10</text:p>
          </table:table-cell>
          <table:table-cell table:style-name="ce7" table:formula="of:=[.$D$4]" office:value-type="string" office:string-value="SALEWA MOUNTAIN GUIDE PRO 38" calcext:value-type="string">
            <text:p>SALEWA MOUNTAIN GUIDE PRO 38</text:p>
          </table:table-cell>
          <table:table-cell table:style-name="ce20" table:formula="of:=[.$E$4]" office:value-type="string" office:string-value="OSPREY VARIANT 37" calcext:value-type="string">
            <text:p>OSPREY VARIANT 37</text:p>
          </table:table-cell>
          <table:table-cell office:value-type="string" calcext:value-type="string">
            <text:p>średnia wiersza</text:p>
          </table:table-cell>
          <table:table-cell table:number-columns-repeated="2"/>
          <table:table-cell office:value-type="string" calcext:value-type="string">
            <text:p>Spójność macierzy porównań decyzj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$C$4]" office:value-type="string" office:string-value="HIMOUNTAIN TAWOCHE 35+10" calcext:value-type="string">
            <text:p>HIMOUNTAIN TAWOCHE 35+10</text:p>
          </table:table-cell>
          <table:table-cell table:style-name="ce8" office:value-type="float" office:value="1" calcext:value-type="float">
            <text:p>1 <text:s text:c="3"/></text:p>
          </table:table-cell>
          <table:table-cell table:style-name="ce14" office:value-type="float" office:value="3" calcext:value-type="float">
            <text:p>3 <text:s text:c="3"/></text:p>
          </table:table-cell>
          <table:table-cell table:style-name="ce21" office:value-type="float" office:value="9" calcext:value-type="float">
            <text:p>9 <text:s text:c="3"/></text:p>
          </table:table-cell>
          <table:table-cell/>
          <table:table-cell table:style-name="ce3" table:formula="of:=[.$C$4]" office:value-type="string" office:string-value="HIMOUNTAIN TAWOCHE 35+10" calcext:value-type="string">
            <text:p>HIMOUNTAIN TAWOCHE 35+10</text:p>
          </table:table-cell>
          <table:table-cell table:style-name="ce24" table:formula="of:=[.D18]/[.D$21]" office:value-type="float" office:value="0.692307692307692" calcext:value-type="float">
            <text:p>0,69</text:p>
          </table:table-cell>
          <table:table-cell table:style-name="ce27" table:formula="of:=[.E18]/[.E$21]" office:value-type="float" office:value="0.714285714285714" calcext:value-type="float">
            <text:p>0,71</text:p>
          </table:table-cell>
          <table:table-cell table:style-name="ce30" table:formula="of:=[.F18]/[.F$21]" office:value-type="float" office:value="0.6" calcext:value-type="float">
            <text:p>0,60</text:p>
          </table:table-cell>
          <table:table-cell table:style-name="ce11" table:formula="of:=SUM([.I18:.K18])/3" office:value-type="float" office:value="0.668864468864469" calcext:value-type="float">
            <text:p>0,67</text:p>
          </table:table-cell>
          <table:table-cell table:number-columns-repeated="2"/>
          <table:table-cell office:value-type="string" calcext:value-type="string">
            <text:p>decyzje 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$D$4]" office:value-type="string" office:string-value="SALEWA MOUNTAIN GUIDE PRO 38" calcext:value-type="string">
            <text:p>SALEWA MOUNTAIN GUIDE PRO 38</text:p>
          </table:table-cell>
          <table:table-cell table:style-name="ce9" table:formula="of:=1/[.E18]" office:value-type="float" office:value="0.333333333333333" calcext:value-type="float">
            <text:p><text:s/>1/3</text:p>
          </table:table-cell>
          <table:table-cell table:style-name="ce15" office:value-type="float" office:value="1" calcext:value-type="float">
            <text:p>1 <text:s text:c="3"/></text:p>
          </table:table-cell>
          <table:table-cell table:style-name="ce22" office:value-type="float" office:value="5" calcext:value-type="float">
            <text:p>5 <text:s text:c="3"/></text:p>
          </table:table-cell>
          <table:table-cell/>
          <table:table-cell table:style-name="ce3" table:formula="of:=[.$D$4]" office:value-type="string" office:string-value="SALEWA MOUNTAIN GUIDE PRO 38" calcext:value-type="string">
            <text:p>SALEWA MOUNTAIN GUIDE PRO 38</text:p>
          </table:table-cell>
          <table:table-cell table:style-name="ce25" table:formula="of:=[.D19]/[.D$21]" office:value-type="float" office:value="0.230769230769231" calcext:value-type="float">
            <text:p>0,23</text:p>
          </table:table-cell>
          <table:table-cell table:style-name="ce28" table:formula="of:=[.E19]/[.E$21]" office:value-type="float" office:value="0.238095238095238" calcext:value-type="float">
            <text:p>0,24</text:p>
          </table:table-cell>
          <table:table-cell table:style-name="ce31" table:formula="of:=[.F19]/[.F$21]" office:value-type="float" office:value="0.333333333333333" calcext:value-type="float">
            <text:p>0,33</text:p>
          </table:table-cell>
          <table:table-cell table:style-name="ce11" table:formula="of:=SUM([.I19:.K19])/3" office:value-type="float" office:value="0.267399267399267" calcext:value-type="float">
            <text:p>0,27</text:p>
          </table:table-cell>
          <table:table-cell table:number-columns-repeated="2"/>
          <table:table-cell office:value-type="string" calcext:value-type="string">
            <text:p>CI</text:p>
          </table:table-cell>
          <table:table-cell table:style-name="ce11" table:formula="of:=(([.D21]*[.L18]+[.E21]*[.L19]+[.F21]*[.L20])-[.P18])/([.P18]-1)" office:value-type="float" office:value="0.0226292226292224" calcext:value-type="float">
            <text:p>0,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[.$E$4]" office:value-type="string" office:string-value="OSPREY VARIANT 37" calcext:value-type="string">
            <text:p>OSPREY VARIANT 37</text:p>
          </table:table-cell>
          <table:table-cell table:style-name="ce10" table:formula="of:=1/[.F18]" office:value-type="float" office:value="0.111111111111111" calcext:value-type="float">
            <text:p><text:s/>1/9</text:p>
          </table:table-cell>
          <table:table-cell table:style-name="ce16" table:formula="of:=1/[.F19]" office:value-type="float" office:value="0.2" calcext:value-type="float">
            <text:p><text:s/>1/5</text:p>
          </table:table-cell>
          <table:table-cell table:style-name="ce23" office:value-type="float" office:value="1" calcext:value-type="float">
            <text:p>1 <text:s text:c="3"/></text:p>
          </table:table-cell>
          <table:table-cell/>
          <table:table-cell table:style-name="ce4" table:formula="of:=[.$E$4]" office:value-type="string" office:string-value="OSPREY VARIANT 37" calcext:value-type="string">
            <text:p>OSPREY VARIANT 37</text:p>
          </table:table-cell>
          <table:table-cell table:style-name="ce26" table:formula="of:=[.D20]/[.D$21]" office:value-type="float" office:value="0.0769230769230769" calcext:value-type="float">
            <text:p>0,08</text:p>
          </table:table-cell>
          <table:table-cell table:style-name="ce29" table:formula="of:=[.E20]/[.E$21]" office:value-type="float" office:value="0.0476190476190476" calcext:value-type="float">
            <text:p>0,05</text:p>
          </table:table-cell>
          <table:table-cell table:style-name="ce32" table:formula="of:=[.F20]/[.F$21]" office:value-type="float" office:value="0.0666666666666667" calcext:value-type="float">
            <text:p>0,07</text:p>
          </table:table-cell>
          <table:table-cell table:style-name="ce11" table:formula="of:=SUM([.I20:.K20])/3" office:value-type="float" office:value="0.0637362637362637" calcext:value-type="float">
            <text:p>0,06</text:p>
          </table:table-cell>
          <table:table-cell table:number-columns-repeated="2"/>
          <table:table-cell office:value-type="string" calcext:value-type="string">
            <text:p>RI</text:p>
          </table:table-cell>
          <table:table-cell table:formula="of:=[.L3]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Suma kolumny C(1)=</text:p>
          </table:table-cell>
          <table:table-cell table:style-name="ce11" table:formula="of:=SUM([.D18:.D20])" office:value-type="float" office:value="1.44444444444444" calcext:value-type="float">
            <text:p>1,44</text:p>
          </table:table-cell>
          <table:table-cell table:style-name="ce11" table:formula="of:=SUM([.E18:.E20])" office:value-type="float" office:value="4.2" calcext:value-type="float">
            <text:p>4,20</text:p>
          </table:table-cell>
          <table:table-cell table:style-name="ce11" table:formula="of:=SUM([.F18:.F20])" office:value-type="float" office:value="15" calcext:value-type="float">
            <text:p>15,00</text:p>
          </table:table-cell>
          <table:table-cell table:number-columns-repeated="8"/>
          <table:table-cell office:value-type="string" calcext:value-type="string">
            <text:p>CR</text:p>
          </table:table-cell>
          <table:table-cell table:style-name="ce11" table:formula="of:=[.P19]/[.P20]" office:value-type="float" office:value="0.0390159010848662" calcext:value-type="float">
            <text:p>0,04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IF([.P21]&lt;0.1;&quot;macierz spójna (CR&lt;0,1)&quot;;&quot;macierz niespójna (CR&gt;=0,1)&quot;)" office:value-type="string" office:string-value="macierz spójna (CR&lt;0,1)" calcext:value-type="string">
            <text:p>macierz spójna (CR&lt;0,1)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acierz porównań decyzji -</text:p>
          </table:table-cell>
          <table:table-cell/>
          <table:table-cell table:formula="of:=[.D3]" office:value-type="string" office:string-value="Waga" calcext:value-type="string">
            <text:p>Waga</text:p>
          </table:table-cell>
          <table:table-cell table:number-columns-repeated="4"/>
          <table:table-cell table:style-name="ce5" office:value-type="string" calcext:value-type="string">
            <text:p>Macierz porównań decyzji unormowana -</text:p>
          </table:table-cell>
          <table:table-cell table:formula="of:=[.E24]" office:value-type="string" office:string-value="Waga" calcext:value-type="string">
            <text:p>Wag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M2</text:p>
          </table:table-cell>
          <table:table-cell table:style-name="ce7" table:formula="of:=[.$C$4]" office:value-type="string" office:string-value="HIMOUNTAIN TAWOCHE 35+10" calcext:value-type="string">
            <text:p>HIMOUNTAIN TAWOCHE 35+10</text:p>
          </table:table-cell>
          <table:table-cell table:style-name="ce7" table:formula="of:=[.$D$4]" office:value-type="string" office:string-value="SALEWA MOUNTAIN GUIDE PRO 38" calcext:value-type="string">
            <text:p>SALEWA MOUNTAIN GUIDE PRO 38</text:p>
          </table:table-cell>
          <table:table-cell table:style-name="ce20" table:formula="of:=[.$E$4]" office:value-type="string" office:string-value="OSPREY VARIANT 37" calcext:value-type="string">
            <text:p>OSPREY VARIANT 37</text:p>
          </table:table-cell>
          <table:table-cell/>
          <table:table-cell table:style-name="ce2" office:value-type="string" calcext:value-type="string">
            <text:p>/M2</text:p>
          </table:table-cell>
          <table:table-cell table:style-name="ce7" table:formula="of:=[.$C$4]" office:value-type="string" office:string-value="HIMOUNTAIN TAWOCHE 35+10" calcext:value-type="string">
            <text:p>HIMOUNTAIN TAWOCHE 35+10</text:p>
          </table:table-cell>
          <table:table-cell table:style-name="ce7" table:formula="of:=[.$D$4]" office:value-type="string" office:string-value="SALEWA MOUNTAIN GUIDE PRO 38" calcext:value-type="string">
            <text:p>SALEWA MOUNTAIN GUIDE PRO 38</text:p>
          </table:table-cell>
          <table:table-cell table:style-name="ce20" table:formula="of:=[.$E$4]" office:value-type="string" office:string-value="OSPREY VARIANT 37" calcext:value-type="string">
            <text:p>OSPREY VARIANT 37</text:p>
          </table:table-cell>
          <table:table-cell office:value-type="string" calcext:value-type="string">
            <text:p>średnia wiersza</text:p>
          </table:table-cell>
          <table:table-cell table:number-columns-repeated="2"/>
          <table:table-cell office:value-type="string" calcext:value-type="string">
            <text:p>Spójność macierzy porównań decyzj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$C$4]" office:value-type="string" office:string-value="HIMOUNTAIN TAWOCHE 35+10" calcext:value-type="string">
            <text:p>HIMOUNTAIN TAWOCHE 35+10</text:p>
          </table:table-cell>
          <table:table-cell table:style-name="ce8" office:value-type="float" office:value="1" calcext:value-type="float">
            <text:p>1 <text:s text:c="3"/></text:p>
          </table:table-cell>
          <table:table-cell table:style-name="ce14" office:value-type="float" office:value="1" calcext:value-type="float">
            <text:p>1 <text:s text:c="3"/></text:p>
          </table:table-cell>
          <table:table-cell table:style-name="ce21" office:value-type="float" office:value="1" calcext:value-type="float">
            <text:p>1 <text:s text:c="3"/></text:p>
          </table:table-cell>
          <table:table-cell/>
          <table:table-cell table:style-name="ce3" table:formula="of:=[.$C$4]" office:value-type="string" office:string-value="HIMOUNTAIN TAWOCHE 35+10" calcext:value-type="string">
            <text:p>HIMOUNTAIN TAWOCHE 35+10</text:p>
          </table:table-cell>
          <table:table-cell table:style-name="ce24" table:formula="of:=[.D26]/[.D$29]" office:value-type="float" office:value="0.333333333333333" calcext:value-type="float">
            <text:p>0,33</text:p>
          </table:table-cell>
          <table:table-cell table:style-name="ce27" table:formula="of:=[.E26]/[.E$29]" office:value-type="float" office:value="0.333333333333333" calcext:value-type="float">
            <text:p>0,33</text:p>
          </table:table-cell>
          <table:table-cell table:style-name="ce30" table:formula="of:=[.F26]/[.F$29]" office:value-type="float" office:value="0.333333333333333" calcext:value-type="float">
            <text:p>0,33</text:p>
          </table:table-cell>
          <table:table-cell table:style-name="ce11" table:formula="of:=SUM([.I26:.K26])/3" office:value-type="float" office:value="0.333333333333333" calcext:value-type="float">
            <text:p>0,33</text:p>
          </table:table-cell>
          <table:table-cell table:number-columns-repeated="2"/>
          <table:table-cell office:value-type="string" calcext:value-type="string">
            <text:p>decyzje 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$D$4]" office:value-type="string" office:string-value="SALEWA MOUNTAIN GUIDE PRO 38" calcext:value-type="string">
            <text:p>SALEWA MOUNTAIN GUIDE PRO 38</text:p>
          </table:table-cell>
          <table:table-cell table:style-name="ce9" table:formula="of:=1/[.E26]" office:value-type="float" office:value="1" calcext:value-type="float">
            <text:p>1 <text:s text:c="3"/></text:p>
          </table:table-cell>
          <table:table-cell table:style-name="ce15" office:value-type="float" office:value="1" calcext:value-type="float">
            <text:p>1 <text:s text:c="3"/></text:p>
          </table:table-cell>
          <table:table-cell table:style-name="ce22" office:value-type="float" office:value="1" calcext:value-type="float">
            <text:p>1 <text:s text:c="3"/></text:p>
          </table:table-cell>
          <table:table-cell/>
          <table:table-cell table:style-name="ce3" table:formula="of:=[.$D$4]" office:value-type="string" office:string-value="SALEWA MOUNTAIN GUIDE PRO 38" calcext:value-type="string">
            <text:p>SALEWA MOUNTAIN GUIDE PRO 38</text:p>
          </table:table-cell>
          <table:table-cell table:style-name="ce25" table:formula="of:=[.D27]/[.D$29]" office:value-type="float" office:value="0.333333333333333" calcext:value-type="float">
            <text:p>0,33</text:p>
          </table:table-cell>
          <table:table-cell table:style-name="ce28" table:formula="of:=[.E27]/[.E$29]" office:value-type="float" office:value="0.333333333333333" calcext:value-type="float">
            <text:p>0,33</text:p>
          </table:table-cell>
          <table:table-cell table:style-name="ce31" table:formula="of:=[.F27]/[.F$29]" office:value-type="float" office:value="0.333333333333333" calcext:value-type="float">
            <text:p>0,33</text:p>
          </table:table-cell>
          <table:table-cell table:style-name="ce11" table:formula="of:=SUM([.I27:.K27])/3" office:value-type="float" office:value="0.333333333333333" calcext:value-type="float">
            <text:p>0,33</text:p>
          </table:table-cell>
          <table:table-cell table:number-columns-repeated="2"/>
          <table:table-cell office:value-type="string" calcext:value-type="string">
            <text:p>CI</text:p>
          </table:table-cell>
          <table:table-cell table:style-name="ce11" table:formula="of:=(([.D29]*[.L26]+[.E29]*[.L27]+[.F29]*[.L28])-[.P26])/([.P26]-1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[.$E$4]" office:value-type="string" office:string-value="OSPREY VARIANT 37" calcext:value-type="string">
            <text:p>OSPREY VARIANT 37</text:p>
          </table:table-cell>
          <table:table-cell table:style-name="ce10" table:formula="of:=1/[.F26]" office:value-type="float" office:value="1" calcext:value-type="float">
            <text:p>1 <text:s text:c="3"/></text:p>
          </table:table-cell>
          <table:table-cell table:style-name="ce16" table:formula="of:=1/[.F27]" office:value-type="float" office:value="1" calcext:value-type="float">
            <text:p>1 <text:s text:c="3"/></text:p>
          </table:table-cell>
          <table:table-cell table:style-name="ce23" office:value-type="float" office:value="1" calcext:value-type="float">
            <text:p>1 <text:s text:c="3"/></text:p>
          </table:table-cell>
          <table:table-cell/>
          <table:table-cell table:style-name="ce4" table:formula="of:=[.$E$4]" office:value-type="string" office:string-value="OSPREY VARIANT 37" calcext:value-type="string">
            <text:p>OSPREY VARIANT 37</text:p>
          </table:table-cell>
          <table:table-cell table:style-name="ce26" table:formula="of:=[.D28]/[.D$29]" office:value-type="float" office:value="0.333333333333333" calcext:value-type="float">
            <text:p>0,33</text:p>
          </table:table-cell>
          <table:table-cell table:style-name="ce29" table:formula="of:=[.E28]/[.E$29]" office:value-type="float" office:value="0.333333333333333" calcext:value-type="float">
            <text:p>0,33</text:p>
          </table:table-cell>
          <table:table-cell table:style-name="ce32" table:formula="of:=[.F28]/[.F$29]" office:value-type="float" office:value="0.333333333333333" calcext:value-type="float">
            <text:p>0,33</text:p>
          </table:table-cell>
          <table:table-cell table:style-name="ce11" table:formula="of:=SUM([.I28:.K28])/3" office:value-type="float" office:value="0.333333333333333" calcext:value-type="float">
            <text:p>0,33</text:p>
          </table:table-cell>
          <table:table-cell table:number-columns-repeated="2"/>
          <table:table-cell office:value-type="string" calcext:value-type="string">
            <text:p>RI</text:p>
          </table:table-cell>
          <table:table-cell table:formula="of:=[.L3]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Suma kolumny C(2)=</text:p>
          </table:table-cell>
          <table:table-cell table:style-name="ce11" table:formula="of:=SUM([.D26:.D28])" office:value-type="float" office:value="3" calcext:value-type="float">
            <text:p>3,00</text:p>
          </table:table-cell>
          <table:table-cell table:style-name="ce11" table:formula="of:=SUM([.E26:.E28])" office:value-type="float" office:value="3" calcext:value-type="float">
            <text:p>3,00</text:p>
          </table:table-cell>
          <table:table-cell table:style-name="ce11" table:formula="of:=SUM([.F26:.F28])" office:value-type="float" office:value="3" calcext:value-type="float">
            <text:p>3,00</text:p>
          </table:table-cell>
          <table:table-cell table:number-columns-repeated="8"/>
          <table:table-cell office:value-type="string" calcext:value-type="string">
            <text:p>CR</text:p>
          </table:table-cell>
          <table:table-cell table:style-name="ce11" table:formula="of:=[.P27]/[.P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IF([.P29]&lt;0.1;&quot;macierz spójna (CR&lt;0,1)&quot;;&quot;macierz niespójna (CR&gt;=0,1)&quot;)" office:value-type="string" office:string-value="macierz spójna (CR&lt;0,1)" calcext:value-type="string">
            <text:p>macierz spójna (CR&lt;0,1)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acierz porównań decyzji -</text:p>
          </table:table-cell>
          <table:table-cell/>
          <table:table-cell table:formula="of:=[.E3]" office:value-type="string" office:string-value="Wodoodp." calcext:value-type="string">
            <text:p>Wodoodp.</text:p>
          </table:table-cell>
          <table:table-cell table:number-columns-repeated="4"/>
          <table:table-cell table:style-name="ce5" office:value-type="string" calcext:value-type="string">
            <text:p>Macierz porównań decyzji unormowana -</text:p>
          </table:table-cell>
          <table:table-cell table:formula="of:=[.E32]" office:value-type="string" office:string-value="Wodoodp." calcext:value-type="string">
            <text:p>Wodoodp.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M3</text:p>
          </table:table-cell>
          <table:table-cell table:style-name="ce7" table:formula="of:=[.$C$4]" office:value-type="string" office:string-value="HIMOUNTAIN TAWOCHE 35+10" calcext:value-type="string">
            <text:p>HIMOUNTAIN TAWOCHE 35+10</text:p>
          </table:table-cell>
          <table:table-cell table:style-name="ce7" table:formula="of:=[.$D$4]" office:value-type="string" office:string-value="SALEWA MOUNTAIN GUIDE PRO 38" calcext:value-type="string">
            <text:p>SALEWA MOUNTAIN GUIDE PRO 38</text:p>
          </table:table-cell>
          <table:table-cell table:style-name="ce20" table:formula="of:=[.$E$4]" office:value-type="string" office:string-value="OSPREY VARIANT 37" calcext:value-type="string">
            <text:p>OSPREY VARIANT 37</text:p>
          </table:table-cell>
          <table:table-cell/>
          <table:table-cell table:style-name="ce2" office:value-type="string" calcext:value-type="string">
            <text:p>/M3</text:p>
          </table:table-cell>
          <table:table-cell table:style-name="ce7" table:formula="of:=[.$C$4]" office:value-type="string" office:string-value="HIMOUNTAIN TAWOCHE 35+10" calcext:value-type="string">
            <text:p>HIMOUNTAIN TAWOCHE 35+10</text:p>
          </table:table-cell>
          <table:table-cell table:style-name="ce7" table:formula="of:=[.$D$4]" office:value-type="string" office:string-value="SALEWA MOUNTAIN GUIDE PRO 38" calcext:value-type="string">
            <text:p>SALEWA MOUNTAIN GUIDE PRO 38</text:p>
          </table:table-cell>
          <table:table-cell table:style-name="ce20" table:formula="of:=[.$E$4]" office:value-type="string" office:string-value="OSPREY VARIANT 37" calcext:value-type="string">
            <text:p>OSPREY VARIANT 37</text:p>
          </table:table-cell>
          <table:table-cell office:value-type="string" calcext:value-type="string">
            <text:p>średnia wiersza</text:p>
          </table:table-cell>
          <table:table-cell table:number-columns-repeated="2"/>
          <table:table-cell office:value-type="string" calcext:value-type="string">
            <text:p>Spójność macierzy porównań decyzj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$C$4]" office:value-type="string" office:string-value="HIMOUNTAIN TAWOCHE 35+10" calcext:value-type="string">
            <text:p>HIMOUNTAIN TAWOCHE 35+10</text:p>
          </table:table-cell>
          <table:table-cell table:style-name="ce8" office:value-type="float" office:value="1" calcext:value-type="float">
            <text:p>1 <text:s text:c="3"/></text:p>
          </table:table-cell>
          <table:table-cell table:style-name="ce14" office:value-type="float" office:value="5" calcext:value-type="float">
            <text:p>5 <text:s text:c="3"/></text:p>
          </table:table-cell>
          <table:table-cell table:style-name="ce21" office:value-type="float" office:value="3" calcext:value-type="float">
            <text:p>3 <text:s text:c="3"/></text:p>
          </table:table-cell>
          <table:table-cell/>
          <table:table-cell table:style-name="ce3" table:formula="of:=[.$C$4]" office:value-type="string" office:string-value="HIMOUNTAIN TAWOCHE 35+10" calcext:value-type="string">
            <text:p>HIMOUNTAIN TAWOCHE 35+10</text:p>
          </table:table-cell>
          <table:table-cell table:style-name="ce24" table:formula="of:=[.D34]/[.D$37]" office:value-type="float" office:value="0.652173913043478" calcext:value-type="float">
            <text:p>0,65</text:p>
          </table:table-cell>
          <table:table-cell table:style-name="ce27" table:formula="of:=[.E34]/[.E$37]" office:value-type="float" office:value="0.555555555555556" calcext:value-type="float">
            <text:p>0,56</text:p>
          </table:table-cell>
          <table:table-cell table:style-name="ce30" table:formula="of:=[.F34]/[.F$37]" office:value-type="float" office:value="0.692307692307692" calcext:value-type="float">
            <text:p>0,69</text:p>
          </table:table-cell>
          <table:table-cell table:style-name="ce11" table:formula="of:=SUM([.I34:.K34])/3" office:value-type="float" office:value="0.633345720302242" calcext:value-type="float">
            <text:p>0,63</text:p>
          </table:table-cell>
          <table:table-cell table:number-columns-repeated="2"/>
          <table:table-cell office:value-type="string" calcext:value-type="string">
            <text:p>decyzje 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$D$4]" office:value-type="string" office:string-value="SALEWA MOUNTAIN GUIDE PRO 38" calcext:value-type="string">
            <text:p>SALEWA MOUNTAIN GUIDE PRO 38</text:p>
          </table:table-cell>
          <table:table-cell table:style-name="ce9" table:formula="of:=1/[.E34]" office:value-type="float" office:value="0.2" calcext:value-type="float">
            <text:p><text:s/>1/5</text:p>
          </table:table-cell>
          <table:table-cell table:style-name="ce15" office:value-type="float" office:value="1" calcext:value-type="float">
            <text:p>1 <text:s text:c="3"/></text:p>
          </table:table-cell>
          <table:table-cell table:style-name="ce22" office:value-type="float" office:value="0.333333333333333" calcext:value-type="float">
            <text:p><text:s/>1/3</text:p>
          </table:table-cell>
          <table:table-cell/>
          <table:table-cell table:style-name="ce3" table:formula="of:=[.$D$4]" office:value-type="string" office:string-value="SALEWA MOUNTAIN GUIDE PRO 38" calcext:value-type="string">
            <text:p>SALEWA MOUNTAIN GUIDE PRO 38</text:p>
          </table:table-cell>
          <table:table-cell table:style-name="ce25" table:formula="of:=[.D35]/[.D$37]" office:value-type="float" office:value="0.130434782608696" calcext:value-type="float">
            <text:p>0,13</text:p>
          </table:table-cell>
          <table:table-cell table:style-name="ce28" table:formula="of:=[.E35]/[.E$37]" office:value-type="float" office:value="0.111111111111111" calcext:value-type="float">
            <text:p>0,11</text:p>
          </table:table-cell>
          <table:table-cell table:style-name="ce31" table:formula="of:=[.F35]/[.F$37]" office:value-type="float" office:value="0.0769230769230769" calcext:value-type="float">
            <text:p>0,08</text:p>
          </table:table-cell>
          <table:table-cell table:style-name="ce11" table:formula="of:=SUM([.I35:.K35])/3" office:value-type="float" office:value="0.106156323547628" calcext:value-type="float">
            <text:p>0,11</text:p>
          </table:table-cell>
          <table:table-cell table:number-columns-repeated="2"/>
          <table:table-cell office:value-type="string" calcext:value-type="string">
            <text:p>CI</text:p>
          </table:table-cell>
          <table:table-cell table:style-name="ce11" table:formula="of:=(([.D37]*[.L34]+[.E37]*[.L35]+[.F37]*[.L36])-[.P34])/([.P34]-1)" office:value-type="float" office:value="0.0276807465213262" calcext:value-type="float">
            <text:p>0,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[.$E$4]" office:value-type="string" office:string-value="OSPREY VARIANT 37" calcext:value-type="string">
            <text:p>OSPREY VARIANT 37</text:p>
          </table:table-cell>
          <table:table-cell table:style-name="ce10" table:formula="of:=1/[.F34]" office:value-type="float" office:value="0.333333333333333" calcext:value-type="float">
            <text:p><text:s/>1/3</text:p>
          </table:table-cell>
          <table:table-cell table:style-name="ce16" table:formula="of:=1/[.F35]" office:value-type="float" office:value="3" calcext:value-type="float">
            <text:p>3 <text:s text:c="3"/></text:p>
          </table:table-cell>
          <table:table-cell table:style-name="ce23" office:value-type="float" office:value="1" calcext:value-type="float">
            <text:p>1 <text:s text:c="3"/></text:p>
          </table:table-cell>
          <table:table-cell/>
          <table:table-cell table:style-name="ce4" table:formula="of:=[.$E$4]" office:value-type="string" office:string-value="OSPREY VARIANT 37" calcext:value-type="string">
            <text:p>OSPREY VARIANT 37</text:p>
          </table:table-cell>
          <table:table-cell table:style-name="ce26" table:formula="of:=[.D36]/[.D$37]" office:value-type="float" office:value="0.217391304347826" calcext:value-type="float">
            <text:p>0,22</text:p>
          </table:table-cell>
          <table:table-cell table:style-name="ce29" table:formula="of:=[.E36]/[.E$37]" office:value-type="float" office:value="0.333333333333333" calcext:value-type="float">
            <text:p>0,33</text:p>
          </table:table-cell>
          <table:table-cell table:style-name="ce32" table:formula="of:=[.F36]/[.F$37]" office:value-type="float" office:value="0.230769230769231" calcext:value-type="float">
            <text:p>0,23</text:p>
          </table:table-cell>
          <table:table-cell table:style-name="ce11" table:formula="of:=SUM([.I36:.K36])/3" office:value-type="float" office:value="0.26049795615013" calcext:value-type="float">
            <text:p>0,26</text:p>
          </table:table-cell>
          <table:table-cell table:number-columns-repeated="2"/>
          <table:table-cell office:value-type="string" calcext:value-type="string">
            <text:p>RI</text:p>
          </table:table-cell>
          <table:table-cell table:formula="of:=[.L3]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Suma kolumny C(3)=</text:p>
          </table:table-cell>
          <table:table-cell table:style-name="ce11" table:formula="of:=SUM([.D34:.D36])" office:value-type="float" office:value="1.53333333333333" calcext:value-type="float">
            <text:p>1,53</text:p>
          </table:table-cell>
          <table:table-cell table:style-name="ce11" table:formula="of:=SUM([.E34:.E36])" office:value-type="float" office:value="9" calcext:value-type="float">
            <text:p>9,00</text:p>
          </table:table-cell>
          <table:table-cell table:style-name="ce11" table:formula="of:=SUM([.F34:.F36])" office:value-type="float" office:value="4.33333333333333" calcext:value-type="float">
            <text:p>4,33</text:p>
          </table:table-cell>
          <table:table-cell table:number-columns-repeated="8"/>
          <table:table-cell office:value-type="string" calcext:value-type="string">
            <text:p>CR</text:p>
          </table:table-cell>
          <table:table-cell table:style-name="ce11" table:formula="of:=[.P35]/[.P36]" office:value-type="float" office:value="0.0477254250367694" calcext:value-type="float">
            <text:p>0,05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IF([.P37]&lt;0.1;&quot;macierz spójna (CR&lt;0,1)&quot;;&quot;macierz niespójna (CR&gt;=0,1)&quot;)" office:value-type="string" office:string-value="macierz spójna (CR&lt;0,1)" calcext:value-type="string">
            <text:p>macierz spójna (CR&lt;0,1)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acierz porównań decyzji -</text:p>
          </table:table-cell>
          <table:table-cell/>
          <table:table-cell table:formula="of:=[.F3]" office:value-type="string" office:string-value="Budowa" calcext:value-type="string">
            <text:p>Budowa</text:p>
          </table:table-cell>
          <table:table-cell table:number-columns-repeated="4"/>
          <table:table-cell table:style-name="ce5" office:value-type="string" calcext:value-type="string">
            <text:p>Macierz porównań decyzji unormowana -</text:p>
          </table:table-cell>
          <table:table-cell table:formula="of:=[.E40]" office:value-type="string" office:string-value="Budowa" calcext:value-type="string">
            <text:p>Budow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M4</text:p>
          </table:table-cell>
          <table:table-cell table:style-name="ce7" table:formula="of:=[.$C$4]" office:value-type="string" office:string-value="HIMOUNTAIN TAWOCHE 35+10" calcext:value-type="string">
            <text:p>HIMOUNTAIN TAWOCHE 35+10</text:p>
          </table:table-cell>
          <table:table-cell table:style-name="ce7" table:formula="of:=[.$D$4]" office:value-type="string" office:string-value="SALEWA MOUNTAIN GUIDE PRO 38" calcext:value-type="string">
            <text:p>SALEWA MOUNTAIN GUIDE PRO 38</text:p>
          </table:table-cell>
          <table:table-cell table:style-name="ce20" table:formula="of:=[.$E$4]" office:value-type="string" office:string-value="OSPREY VARIANT 37" calcext:value-type="string">
            <text:p>OSPREY VARIANT 37</text:p>
          </table:table-cell>
          <table:table-cell/>
          <table:table-cell table:style-name="ce2" office:value-type="string" calcext:value-type="string">
            <text:p>/M4</text:p>
          </table:table-cell>
          <table:table-cell table:style-name="ce7" table:formula="of:=[.$C$4]" office:value-type="string" office:string-value="HIMOUNTAIN TAWOCHE 35+10" calcext:value-type="string">
            <text:p>HIMOUNTAIN TAWOCHE 35+10</text:p>
          </table:table-cell>
          <table:table-cell table:style-name="ce7" table:formula="of:=[.$D$4]" office:value-type="string" office:string-value="SALEWA MOUNTAIN GUIDE PRO 38" calcext:value-type="string">
            <text:p>SALEWA MOUNTAIN GUIDE PRO 38</text:p>
          </table:table-cell>
          <table:table-cell table:style-name="ce20" table:formula="of:=[.$E$4]" office:value-type="string" office:string-value="OSPREY VARIANT 37" calcext:value-type="string">
            <text:p>OSPREY VARIANT 37</text:p>
          </table:table-cell>
          <table:table-cell office:value-type="string" calcext:value-type="string">
            <text:p>średnia wiersza</text:p>
          </table:table-cell>
          <table:table-cell table:number-columns-repeated="2"/>
          <table:table-cell office:value-type="string" calcext:value-type="string">
            <text:p>Spójność macierzy porównań decyzj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$C$4]" office:value-type="string" office:string-value="HIMOUNTAIN TAWOCHE 35+10" calcext:value-type="string">
            <text:p>HIMOUNTAIN TAWOCHE 35+10</text:p>
          </table:table-cell>
          <table:table-cell table:style-name="ce8" office:value-type="float" office:value="1" calcext:value-type="float">
            <text:p>1 <text:s text:c="3"/></text:p>
          </table:table-cell>
          <table:table-cell table:style-name="ce14" office:value-type="float" office:value="0.2" calcext:value-type="float">
            <text:p><text:s/>1/5</text:p>
          </table:table-cell>
          <table:table-cell table:style-name="ce21" office:value-type="float" office:value="0.333333333333333" calcext:value-type="float">
            <text:p><text:s/>1/3</text:p>
          </table:table-cell>
          <table:table-cell/>
          <table:table-cell table:style-name="ce3" table:formula="of:=[.$C$4]" office:value-type="string" office:string-value="HIMOUNTAIN TAWOCHE 35+10" calcext:value-type="string">
            <text:p>HIMOUNTAIN TAWOCHE 35+10</text:p>
          </table:table-cell>
          <table:table-cell table:style-name="ce24" table:formula="of:=[.D42]/[.D$45]" office:value-type="float" office:value="0.111111111111111" calcext:value-type="float">
            <text:p>0,11</text:p>
          </table:table-cell>
          <table:table-cell table:style-name="ce27" table:formula="of:=[.E42]/[.E$45]" office:value-type="float" office:value="0.130434782608696" calcext:value-type="float">
            <text:p>0,13</text:p>
          </table:table-cell>
          <table:table-cell table:style-name="ce30" table:formula="of:=[.F42]/[.F$45]" office:value-type="float" office:value="0.0769230769230769" calcext:value-type="float">
            <text:p>0,08</text:p>
          </table:table-cell>
          <table:table-cell table:style-name="ce11" table:formula="of:=SUM([.I42:.K42])/3" office:value-type="float" office:value="0.106156323547628" calcext:value-type="float">
            <text:p>0,11</text:p>
          </table:table-cell>
          <table:table-cell table:number-columns-repeated="2"/>
          <table:table-cell office:value-type="string" calcext:value-type="string">
            <text:p>decyzje 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$D$4]" office:value-type="string" office:string-value="SALEWA MOUNTAIN GUIDE PRO 38" calcext:value-type="string">
            <text:p>SALEWA MOUNTAIN GUIDE PRO 38</text:p>
          </table:table-cell>
          <table:table-cell table:style-name="ce9" table:formula="of:=1/[.E42]" office:value-type="float" office:value="5" calcext:value-type="float">
            <text:p>5 <text:s text:c="3"/></text:p>
          </table:table-cell>
          <table:table-cell table:style-name="ce15" office:value-type="float" office:value="1" calcext:value-type="float">
            <text:p>1 <text:s text:c="3"/></text:p>
          </table:table-cell>
          <table:table-cell table:style-name="ce22" office:value-type="float" office:value="3" calcext:value-type="float">
            <text:p>3 <text:s text:c="3"/></text:p>
          </table:table-cell>
          <table:table-cell/>
          <table:table-cell table:style-name="ce3" table:formula="of:=[.$D$4]" office:value-type="string" office:string-value="SALEWA MOUNTAIN GUIDE PRO 38" calcext:value-type="string">
            <text:p>SALEWA MOUNTAIN GUIDE PRO 38</text:p>
          </table:table-cell>
          <table:table-cell table:style-name="ce25" table:formula="of:=[.D43]/[.D$45]" office:value-type="float" office:value="0.555555555555556" calcext:value-type="float">
            <text:p>0,56</text:p>
          </table:table-cell>
          <table:table-cell table:style-name="ce28" table:formula="of:=[.E43]/[.E$45]" office:value-type="float" office:value="0.652173913043478" calcext:value-type="float">
            <text:p>0,65</text:p>
          </table:table-cell>
          <table:table-cell table:style-name="ce31" table:formula="of:=[.F43]/[.F$45]" office:value-type="float" office:value="0.692307692307692" calcext:value-type="float">
            <text:p>0,69</text:p>
          </table:table-cell>
          <table:table-cell table:style-name="ce11" table:formula="of:=SUM([.I43:.K43])/3" office:value-type="float" office:value="0.633345720302242" calcext:value-type="float">
            <text:p>0,63</text:p>
          </table:table-cell>
          <table:table-cell table:number-columns-repeated="2"/>
          <table:table-cell office:value-type="string" calcext:value-type="string">
            <text:p>CI</text:p>
          </table:table-cell>
          <table:table-cell table:style-name="ce11" table:formula="of:=(([.D45]*[.L42]+[.E45]*[.L43]+[.F45]*[.L44])-[.P42])/([.P42]-1)" office:value-type="float" office:value="0.0276807465213262" calcext:value-type="float">
            <text:p>0,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[.$E$4]" office:value-type="string" office:string-value="OSPREY VARIANT 37" calcext:value-type="string">
            <text:p>OSPREY VARIANT 37</text:p>
          </table:table-cell>
          <table:table-cell table:style-name="ce10" table:formula="of:=1/[.F42]" office:value-type="float" office:value="3" calcext:value-type="float">
            <text:p>3 <text:s text:c="3"/></text:p>
          </table:table-cell>
          <table:table-cell table:style-name="ce16" table:formula="of:=1/[.F43]" office:value-type="float" office:value="0.333333333333333" calcext:value-type="float">
            <text:p><text:s/>1/3</text:p>
          </table:table-cell>
          <table:table-cell table:style-name="ce23" office:value-type="float" office:value="1" calcext:value-type="float">
            <text:p>1 <text:s text:c="3"/></text:p>
          </table:table-cell>
          <table:table-cell/>
          <table:table-cell table:style-name="ce4" table:formula="of:=[.$E$4]" office:value-type="string" office:string-value="OSPREY VARIANT 37" calcext:value-type="string">
            <text:p>OSPREY VARIANT 37</text:p>
          </table:table-cell>
          <table:table-cell table:style-name="ce26" table:formula="of:=[.D44]/[.D$45]" office:value-type="float" office:value="0.333333333333333" calcext:value-type="float">
            <text:p>0,33</text:p>
          </table:table-cell>
          <table:table-cell table:style-name="ce29" table:formula="of:=[.E44]/[.E$45]" office:value-type="float" office:value="0.217391304347826" calcext:value-type="float">
            <text:p>0,22</text:p>
          </table:table-cell>
          <table:table-cell table:style-name="ce32" table:formula="of:=[.F44]/[.F$45]" office:value-type="float" office:value="0.230769230769231" calcext:value-type="float">
            <text:p>0,23</text:p>
          </table:table-cell>
          <table:table-cell table:style-name="ce11" table:formula="of:=SUM([.I44:.K44])/3" office:value-type="float" office:value="0.26049795615013" calcext:value-type="float">
            <text:p>0,26</text:p>
          </table:table-cell>
          <table:table-cell table:number-columns-repeated="2"/>
          <table:table-cell office:value-type="string" calcext:value-type="string">
            <text:p>RI</text:p>
          </table:table-cell>
          <table:table-cell table:formula="of:=[.L3]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Suma kolumny C(4)=</text:p>
          </table:table-cell>
          <table:table-cell table:style-name="ce11" table:formula="of:=SUM([.D42:.D44])" office:value-type="float" office:value="9" calcext:value-type="float">
            <text:p>9,00</text:p>
          </table:table-cell>
          <table:table-cell table:style-name="ce11" table:formula="of:=SUM([.E42:.E44])" office:value-type="float" office:value="1.53333333333333" calcext:value-type="float">
            <text:p>1,53</text:p>
          </table:table-cell>
          <table:table-cell table:style-name="ce11" table:formula="of:=SUM([.F42:.F44])" office:value-type="float" office:value="4.33333333333333" calcext:value-type="float">
            <text:p>4,33</text:p>
          </table:table-cell>
          <table:table-cell table:number-columns-repeated="8"/>
          <table:table-cell office:value-type="string" calcext:value-type="string">
            <text:p>CR</text:p>
          </table:table-cell>
          <table:table-cell table:style-name="ce11" table:formula="of:=[.P43]/[.P44]" office:value-type="float" office:value="0.0477254250367694" calcext:value-type="float">
            <text:p>0,05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IF([.P45]&lt;0.1;&quot;macierz spójna (CR&lt;0,1)&quot;;&quot;macierz niespójna (CR&gt;=0,1)&quot;)" office:value-type="string" office:string-value="macierz spójna (CR&lt;0,1)" calcext:value-type="string">
            <text:p>macierz spójna (CR&lt;0,1)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/>
          <table:table-cell table:style-name="ce51" office:value-type="string" calcext:value-type="string">
            <text:p>Ranking końcowy</text:p>
          </table:table-cell>
          <table:table-cell table:style-name="ce13"/>
          <table:table-cell table:style-name="ce17"/>
          <table:table-cell table:number-columns-repeated="13"/>
        </table:table-row>
        <table:table-row table:style-name="ro1">
          <table:table-cell/>
          <table:table-cell table:style-name="ce6"/>
          <table:table-cell table:style-name="ce13"/>
          <table:table-cell table:style-name="ce56" table:formula="of:=[.C4]" office:value-type="string" office:string-value="HIMOUNTAIN TAWOCHE 35+10" calcext:value-type="string">
            <text:p>HIMOUNTAIN TAWOCHE 35+10</text:p>
          </table:table-cell>
          <table:table-cell table:style-name="ce18" table:formula="of:=[.$M$9]*[.L18]+[.$M$10]*[.L26]+[.$M$11]*[.L34]+[.$M$12]*[.L42]" office:value-type="percentage" office:value="0.547015451479737" calcext:value-type="percentage">
            <text:p>54,7%</text:p>
          </table:table-cell>
          <table:table-cell table:number-columns-repeated="13"/>
        </table:table-row>
        <table:table-row table:style-name="ro1">
          <table:table-cell/>
          <table:table-cell table:style-name="ce6"/>
          <table:table-cell table:style-name="ce13"/>
          <table:table-cell table:style-name="ce56" table:formula="of:=[.D4]" office:value-type="string" office:string-value="SALEWA MOUNTAIN GUIDE PRO 38" calcext:value-type="string">
            <text:p>SALEWA MOUNTAIN GUIDE PRO 38</text:p>
          </table:table-cell>
          <table:table-cell table:style-name="ce18" table:formula="of:=[.$M$9]*[.L19]+[.$M$10]*[.L27]+[.$M$11]*[.L35]+[.$M$12]*[.L43]" office:value-type="percentage" office:value="0.284177211389944" calcext:value-type="percentage">
            <text:p>28,4%</text:p>
          </table:table-cell>
          <table:table-cell table:number-columns-repeated="13"/>
        </table:table-row>
        <table:table-row table:style-name="ro1">
          <table:table-cell/>
          <table:table-cell table:style-name="ce6"/>
          <table:table-cell table:style-name="ce13"/>
          <table:table-cell table:style-name="ce56" table:formula="of:=[.E4]" office:value-type="string" office:string-value="OSPREY VARIANT 37" calcext:value-type="string">
            <text:p>OSPREY VARIANT 37</text:p>
          </table:table-cell>
          <table:table-cell table:style-name="ce18" table:formula="of:=[.$M$9]*[.L20]+[.$M$10]*[.L28]+[.$M$11]*[.L36]+[.$M$12]*[.L44]" office:value-type="percentage" office:value="0.168807337130319" calcext:value-type="percentage">
            <text:p>16,9%</text:p>
          </table:table-cell>
          <table:table-cell table:number-columns-repeated="13"/>
        </table:table-row>
        <table:table-row table:style-name="ro1">
          <table:table-cell/>
          <table:table-cell table:style-name="ce12" office:value-type="string" calcext:value-type="string">
            <text:p>Najlepszy wybór:</text:p>
          </table:table-cell>
          <table:table-cell table:style-name="ce13"/>
          <table:table-cell table:style-name="ce57" table:formula="of:=IF (MAX([.E49:.E51])=[.E49];[.C4];IF(MAX([.E49:.E51])=[.E50];[.D4];IF(MAX([.E49:.E51])=[.E51];[.E4];&quot;Błąd&quot;)))" office:value-type="string" office:string-value="HIMOUNTAIN TAWOCHE 35+10" calcext:value-type="string">
            <text:p>HIMOUNTAIN TAWOCHE 35+10</text:p>
          </table:table-cell>
          <table:table-cell table:style-name="ce19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 style:data-style-name="N2" text:time-value="23:03:17.18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6:12:14.910000000</meta:creation-date>
    <dc:date>2017-06-12T23:20:11.555000000</dc:date>
    <meta:editing-duration>PT9H48M36S</meta:editing-duration>
    <meta:editing-cycles>92</meta:editing-cycles>
    <meta:generator>LibreOffice/5.3.1.2$Windows_X86_64 LibreOffice_project/e80a0e0fd1875e1696614d24c32df0f95f03deb2</meta:generator>
    <meta:document-statistic meta:table-count="1" meta:cell-count="326" meta:object-count="0"/>
  </office:meta>
</office:document-meta>
</file>